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Noto Kufi Arabic', Arial, Helvetica, sans-serif"/>
  </office:font-face-decls>
  <office:automatic-styles>
    <style:style style:name="P1" style:family="paragraph" style:parent-style-name="Heading_20_3">
      <loext:graphic-properties draw:fill="solid" draw:fill-color="#e8dffc" draw:opacity="100%"/>
      <style:paragraph-properties fo:margin-left="0in" fo:margin-right="0in" fo:margin-top="0in" fo:margin-bottom="0in" style:contextual-spacing="false" fo:text-indent="0in" style:auto-text-indent="false" fo:background-color="#e8dffc" fo:padding="0in" fo:border="none"/>
      <style:text-properties fo:color="#616161" loext:opacity="100%" style:font-name="Source Sans Pro" fo:letter-spacing="normal" fo:background-color="#ffffff" loext:padding="0in" loext:border="none"/>
    </style:style>
    <style:style style:name="P2" style:family="paragraph" style:parent-style-name="Heading_20_3">
      <style:paragraph-properties fo:margin-left="0in" fo:margin-right="0in" fo:margin-top="0in" fo:margin-bottom="0.1665in" style:contextual-spacing="false" style:line-height-at-least="0.2709in" fo:text-indent="0in" style:auto-text-indent="false" style:writing-mode="lr-tb"/>
    </style:style>
    <style:style style:name="P3" style:family="paragraph" style:parent-style-name="Heading_20_3">
      <style:paragraph-properties fo:margin-left="0in" fo:margin-right="0in" fo:margin-top="0in" fo:margin-bottom="0.1665in" style:contextual-spacing="false" style:line-height-at-least="0.2709in" fo:orphans="2" fo:widows="2" fo:text-indent="0in" style:auto-text-indent="false" style:writing-mode="lr-tb"/>
    </style:style>
    <style:style style:name="P4" style:family="paragraph" style:parent-style-name="Heading_20_3">
      <loext:graphic-properties draw:fill="solid" draw:fill-color="#e8dffc" draw:opacity="100%"/>
      <style:paragraph-properties fo:margin-left="0in" fo:margin-right="0in" fo:margin-top="0in" fo:margin-bottom="0in" style:contextual-spacing="false" fo:orphans="2" fo:widows="2" fo:text-indent="0in" style:auto-text-indent="false" fo:background-color="#e8dffc" fo:padding="0in" fo:border="none"/>
      <style:text-properties fo:font-variant="normal" fo:text-transform="none" fo:color="#616161" loext:opacity="100%" style:font-name="Source Sans Pro" fo:letter-spacing="normal" fo:font-style="normal" fo:font-weight="normal" fo:background-color="#ffffff" loext:padding="0in" loext:border="none"/>
    </style:style>
    <style:style style:name="P5"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616161" loext:opacity="100%" style:font-name="Source Sans Pro" fo:letter-spacing="normal" fo:font-style="normal" fo:font-weight="normal" fo:background-color="#ffffff" loext:padding="0in" loext:border="none"/>
    </style:style>
    <style:style style:name="P6"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Source Sans Pro" fo:letter-spacing="normal" fo:font-style="normal" fo:font-weight="normal" fo:background-color="#ffffff" loext:padding="0in" loext: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variant="normal" fo:text-transform="none" fo:color="#000000" loext:opacity="100%" style:font-name="Source Sans Pro" fo:letter-spacing="normal" fo:font-style="normal" fo:font-weight="normal" fo:background-color="#ffffff" loext:padding="0in" loext:border="none"/>
    </style:style>
    <style:style style:name="P8" style:family="paragraph" style:parent-style-name="Standard">
      <style:paragraph-properties fo:margin-left="0in" fo:margin-right="0in" fo:margin-top="0in" fo:margin-bottom="0in" style:contextual-spacing="false" fo:orphans="2" fo:text-indent="0in" style:auto-text-indent="false"/>
      <style:text-properties style:font-name="Source Sans Pro" fo:background-color="#ffffff" loext:padding="0in" loext:border="none"/>
    </style:style>
    <style:style style:name="P9" style:family="paragraph" style:parent-style-name="Text_20_body">
      <style:paragraph-properties fo:margin-left="0in" fo:margin-right="0in" fo:margin-top="0in" fo:margin-bottom="0in" style:contextual-spacing="false" fo:orphans="2" fo:text-indent="0in" style:auto-text-indent="false"/>
      <style:text-properties style:font-name="Source Sans Pro" fo:background-color="#ffffff" loext:padding="0in" loext:border="none"/>
    </style:style>
    <style:style style:name="P10" style:family="paragraph" style:parent-style-name="Text_20_body">
      <style:paragraph-properties fo:margin-left="0in" fo:margin-right="0in" fo:margin-top="0in" fo:margin-bottom="0in" style:contextual-spacing="false" fo:text-indent="0in" style:auto-text-indent="false" style:writing-mode="lr-tb"/>
      <style:text-properties style:font-name="Source Sans Pro" fo:background-color="#ffffff" loext:padding="0in" loext:border="none"/>
    </style:style>
    <style:style style:name="P11" style:family="paragraph" style:parent-style-name="Text_20_body">
      <style:paragraph-properties fo:margin-top="0in" fo:margin-bottom="0in" style:contextual-spacing="false"/>
      <style:text-properties style:font-name="Source Sans Pro" loext:padding="0in" loext:border="none"/>
    </style:style>
    <style:style style:name="P12" style:family="paragraph" style:parent-style-name="Text_20_body">
      <style:paragraph-properties fo:margin-left="0in" fo:margin-right="0in" fo:text-indent="0in" style:auto-text-indent="false"/>
    </style:style>
    <style:style style:name="P13" style:family="paragraph" style:parent-style-name="Text_20_body">
      <loext:graphic-properties draw:fill="solid" draw:fill-color="#ffffff" draw:opacity="100%"/>
      <style:paragraph-properties fo:margin-left="0in" fo:margin-right="0in" fo:margin-top="0in" fo:margin-bottom="0in" style:contextual-spacing="false" fo:line-height="125%" fo:text-indent="0in" style:auto-text-indent="false" fo:background-color="#ffffff" style:writing-mode="lr-tb"/>
      <style:text-properties fo:color="#000000" loext:opacity="100%" style:font-name="Source Sans Pro" fo:language="en" fo:country="US" fo:background-color="#ffffff" loext:padding="0in" loext:border="none"/>
    </style:style>
    <style:style style:name="P14" style:family="paragraph" style:parent-style-name="Text_20_body">
      <style:paragraph-properties fo:margin-left="0in" fo:margin-right="0in" fo:margin-top="0in" fo:margin-bottom="0in" style:contextual-spacing="false" fo:line-height="156%" fo:text-indent="0in" style:auto-text-indent="false"/>
    </style:style>
    <style:style style:name="P15" style:family="paragraph" style:parent-style-name="Text_20_body">
      <style:paragraph-properties fo:margin-left="0in" fo:margin-right="0in" fo:margin-top="0in" fo:margin-bottom="0in" style:contextual-spacing="false" fo:line-height="156%" fo:orphans="2" fo:widows="2" fo:text-indent="0in" style:auto-text-indent="false"/>
    </style:style>
    <style:style style:name="P16" style:family="paragraph" style:parent-style-name="Text_20_body">
      <style:paragraph-properties fo:margin-left="0in" fo:margin-right="0in" fo:margin-top="0in" fo:margin-bottom="0.0417in" style:contextual-spacing="false" fo:orphans="8" fo:text-indent="0in" style:auto-text-indent="false"/>
      <style:text-properties fo:color="#424242" loext:opacity="100%" style:text-line-through-style="none" style:text-line-through-type="none" style:font-name="Source Sans Pro" style:text-underline-style="none" fo:font-weight="normal" style:text-blinking="false" fo:background-color="#ffffff" loext:padding="0in" loext:border="none"/>
    </style:style>
    <style:style style:name="P17" style:family="paragraph" style:parent-style-name="Text_20_body">
      <style:paragraph-properties fo:margin-left="0in" fo:margin-right="0in" fo:margin-top="0.1043in" fo:margin-bottom="0in" style:contextual-spacing="false" fo:orphans="1" fo:text-indent="0in" style:auto-text-indent="false"/>
      <style:text-properties fo:color="#424242" loext:opacity="100%" style:text-line-through-style="none" style:text-line-through-type="none" style:font-name="Source Sans Pro" style:text-underline-style="none" fo:font-weight="normal" style:text-blinking="false" fo:background-color="#ffffff" loext:padding="0in" loext:border="none"/>
    </style:style>
    <style:style style:name="P18" style:family="paragraph" style:parent-style-name="Text_20_body">
      <style:paragraph-properties fo:margin-left="0in" fo:margin-right="0in" fo:margin-top="0in" fo:margin-bottom="0in" style:contextual-spacing="false" fo:line-height="156%" fo:text-indent="0in" style:auto-text-indent="false"/>
      <style:text-properties fo:color="#424242" loext:opacity="100%" style:text-line-through-style="none" style:text-line-through-type="none" style:font-name="Source Sans Pro" style:text-underline-style="none" fo:font-weight="normal" style:text-blinking="false" fo:background-color="#ffffff" loext:padding="0in" loext:border="none"/>
    </style:style>
    <style:style style:name="P19" style:family="paragraph" style:parent-style-name="Text_20_body">
      <style:paragraph-properties fo:margin-left="0in" fo:margin-right="0in" fo:margin-top="0in" fo:margin-bottom="0in" style:contextual-spacing="false" fo:orphans="8" fo:text-indent="0in" style:auto-text-indent="false"/>
      <style:text-properties fo:color="#095b8b" loext:opacity="100%" style:font-name="Source Sans Pro" fo:font-size="12pt" fo:background-color="#ffffff" loext:padding="0in" loext:border="none"/>
    </style:style>
    <style:style style:name="P20" style:family="paragraph" style:parent-style-name="Text_20_body">
      <style:paragraph-properties fo:margin-left="0in" fo:margin-right="0in" fo:margin-top="0in" fo:margin-bottom="0.0417in" style:contextual-spacing="false" fo:orphans="8" fo:text-indent="0in" style:auto-text-indent="false"/>
      <style:text-properties fo:color="#095b8b" loext:opacity="100%" style:font-name="Source Sans Pro" fo:font-size="12pt" fo:background-color="#ffffff" loext:padding="0in" loext:border="none"/>
    </style:style>
    <style:style style:name="P21" style:family="paragraph" style:parent-style-name="Text_20_body">
      <style:paragraph-properties fo:margin-left="0in" fo:margin-right="0in" fo:margin-top="0.1043in" fo:margin-bottom="0in" style:contextual-spacing="false" fo:orphans="1" fo:text-indent="0in" style:auto-text-indent="false"/>
      <style:text-properties fo:color="#095b8b" loext:opacity="100%" style:font-name="Source Sans Pro" fo:font-size="12pt" fo:background-color="#ffffff" loext:padding="0in" loext:border="none"/>
    </style:style>
    <style:style style:name="P22" style:family="paragraph" style:parent-style-name="Text_20_body">
      <style:paragraph-properties fo:margin-left="0in" fo:margin-right="0in" fo:margin-top="0in" fo:margin-bottom="0in" style:contextual-spacing="false" fo:line-height="156%" fo:text-indent="0in" style:auto-text-indent="false"/>
      <style:text-properties fo:color="#095b8b" loext:opacity="100%" style:font-name="Source Sans Pro" fo:font-size="12pt" fo:background-color="#ffffff" loext:padding="0in" loext:border="none"/>
    </style:style>
    <style:style style:name="P23" style:family="paragraph" style:parent-style-name="Text_20_body">
      <style:paragraph-properties fo:margin-left="0in" fo:margin-right="0in" fo:margin-top="0.1043in" fo:margin-bottom="0in" style:contextual-spacing="false" fo:orphans="1" fo:text-indent="0in" style:auto-text-indent="false"/>
    </style:style>
    <style:style style:name="P24" style:family="paragraph" style:parent-style-name="Text_20_body">
      <style:paragraph-properties fo:margin-left="0in" fo:margin-right="0in" fo:margin-top="0in" fo:margin-bottom="0in" style:contextual-spacing="false" fo:line-height="156%" fo:text-indent="0in" style:auto-text-indent="false"/>
      <style:text-properties fo:color="#095b8b" loext:opacity="100%" style:font-name="Source Sans Pro" fo:font-size="12pt" fo:background-color="#ffffff" loext:padding="0in" loext:border="none"/>
    </style:style>
    <style:style style:name="P25" style:family="paragraph" style:parent-style-name="Text_20_body">
      <style:paragraph-properties fo:margin-left="0in" fo:margin-right="0in" fo:margin-top="0.1043in" fo:margin-bottom="0in" style:contextual-spacing="false" fo:orphans="1" fo:text-indent="0in" style:auto-text-indent="false"/>
    </style:style>
    <style:style style:name="P26" style:family="paragraph" style:parent-style-name="Text_20_body">
      <style:paragraph-properties fo:margin-left="0in" fo:margin-right="0in" fo:margin-top="0in" fo:margin-bottom="0.0417in" style:contextual-spacing="false" fo:orphans="8" fo:text-indent="0in" style:auto-text-indent="false"/>
    </style:style>
    <style:style style:name="P27" style:family="paragraph" style:parent-style-name="Text_20_body">
      <style:paragraph-properties fo:margin-left="0in" fo:margin-right="0in" fo:margin-top="0in" fo:margin-bottom="0in" style:contextual-spacing="false" fo:line-height="156%" fo:text-indent="0in" style:auto-text-indent="false"/>
    </style:style>
    <style:style style:name="P28" style:family="paragraph" style:parent-style-name="Text_20_body">
      <loext:graphic-properties draw:fill="solid" draw:fill-color="#ffffff" draw:opacity="100%"/>
      <style:paragraph-properties fo:margin-left="0in" fo:margin-right="0in" fo:margin-top="0in" fo:margin-bottom="0in" style:contextual-spacing="false" fo:line-height="125%" fo:text-indent="0in" style:auto-text-indent="false" fo:background-color="#ffffff" style:writing-mode="lr-tb"/>
      <style:text-properties fo:color="#000000" loext:opacity="100%" style:font-name="Source Sans Pro" fo:background-color="#ffffff" loext:padding="0in" loext:border="none"/>
    </style:style>
    <style:style style:name="P29" style:family="paragraph" style:parent-style-name="Text_20_body">
      <loext:graphic-properties draw:fill="solid" draw:fill-color="#ffffff" draw:opacity="100%"/>
      <style:paragraph-properties fo:margin-left="0in" fo:margin-right="0in" fo:margin-top="0in" fo:margin-bottom="0in" style:contextual-spacing="false" fo:line-height="125%" fo:text-indent="0in" style:auto-text-indent="false" fo:background-color="#ffffff" style:writing-mode="lr-tb"/>
    </style:style>
    <style:style style:name="T1" style:family="text">
      <style:text-properties fo:font-variant="normal" fo:text-transform="none" fo:color="#095b8b" loext:opacity="100%" style:text-line-through-style="none" style:text-line-through-type="none" style:font-name="Source Sans Pro" fo:font-size="10.5pt"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95b8b" loext:opacity="100%" style:text-line-through-style="none" style:text-line-through-type="none" style:font-name="Source Sans Pro" fo:font-size="10.5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095b8b" loext:opacity="100%" style:text-line-through-style="none" style:text-line-through-type="none" style:font-name="Source Sans Pro" fo:font-size="10.5pt" fo:letter-spacing="normal" fo:language="en" fo:country="US" fo:font-style="normal" style:text-underline-style="none" fo:font-weight="normal" style:text-blinking="false" fo:background-color="#ffffff" loext:char-shading-value="0" loext:padding="0in" loext:border="none"/>
    </style:style>
    <style:style style:name="T4" style:family="text">
      <style:text-properties fo:language="en" fo:country="US"/>
    </style:style>
    <style:style style:name="T5" style:family="text">
      <style:text-properties fo:color="#000000" loext:opacity="100%" fo:language="en" fo:country="US"/>
    </style:style>
    <style:style style:name="T6" style:family="text">
      <style:text-properties fo:color="#000000" loext:opacity="100%" style:font-name="Source Sans Pro" fo:language="en" fo:country="US" fo:background-color="#ffffff" loext:char-shading-value="0" loext:padding="0in" loext:border="none"/>
    </style:style>
    <style:style style:name="T7" style:family="text">
      <style:text-properties fo:color="#616161" loext:opacity="100%"/>
    </style:style>
    <style:style style:name="T8" style:family="text">
      <style:text-properties officeooo:rsid="000bab7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104.1665in" svg:width="0.0161in" draw:z-index="0">
        <draw:text-box fo:min-height="0.0161in">
          <text:p text:style-name="P12"/>
        </draw:text-box>
      </draw:frame>
      <draw:frame draw:style-name="fr1" draw:name="Frame2" text:anchor-type="page" text:anchor-page-number="1" svg:x="0in" svg:y="-104.1665in" svg:width="0.0161in" draw:z-index="1">
        <draw:text-box fo:min-height="0.0161in">
          <text:p text:style-name="P12"/>
        </draw:text-box>
      </draw:frame>
      <draw:frame draw:style-name="fr1" draw:name="Frame3" text:anchor-type="page" text:anchor-page-number="1" svg:x="0in" svg:y="-104.1665in" svg:width="0.0161in" draw:z-index="2">
        <draw:text-box fo:min-height="0.0161in">
          <text:p text:style-name="P12"/>
        </draw:text-box>
      </draw:frame>
      <draw:frame draw:style-name="fr1" draw:name="Frame4" text:anchor-type="page" text:anchor-page-number="1" svg:x="0in" svg:y="-104.1665in" svg:width="0.0161in" draw:z-index="3">
        <draw:text-box fo:min-height="0.0161in">
          <text:p text:style-name="P12"/>
        </draw:text-box>
      </draw:frame>
      <draw:frame draw:style-name="fr1" draw:name="Frame5" text:anchor-type="page" text:anchor-page-number="1" svg:x="0in" svg:y="-104.1665in" svg:width="0.0161in" draw:z-index="4">
        <draw:text-box fo:min-height="0.0161in">
          <text:p text:style-name="P12"/>
        </draw:text-box>
      </draw:frame>
      <draw:frame draw:style-name="fr1" draw:name="Frame6" text:anchor-type="page" text:anchor-page-number="1" svg:x="0in" svg:y="-104.1665in" svg:width="0.0161in" draw:z-index="5">
        <draw:text-box fo:min-height="0.0161in">
          <text:p text:style-name="P12"/>
        </draw:text-box>
      </draw:frame>
      <draw:frame draw:style-name="fr1" draw:name="Frame7" text:anchor-type="page" text:anchor-page-number="1" svg:x="0in" svg:y="-104.1665in" svg:width="0.0161in" draw:z-index="6">
        <draw:text-box fo:min-height="0.0161in">
          <text:p text:style-name="P12"/>
        </draw:text-box>
      </draw:frame>
      <draw:frame draw:style-name="fr1" draw:name="Frame8" text:anchor-type="page" text:anchor-page-number="1" svg:x="0in" svg:y="-104.1665in" svg:width="0.0161in" draw:z-index="7">
        <draw:text-box fo:min-height="0.0161in">
          <text:p text:style-name="P12"/>
        </draw:text-box>
      </draw:frame>
      <draw:frame draw:style-name="fr1" draw:name="Frame9" text:anchor-type="page" text:anchor-page-number="1" svg:x="0in" svg:y="-104.1665in" svg:width="0.0161in" draw:z-index="8">
        <draw:text-box fo:min-height="0.0161in">
          <text:p text:style-name="P12"/>
        </draw:text-box>
      </draw:frame>
      <draw:frame draw:style-name="fr1" draw:name="Frame10" text:anchor-type="page" text:anchor-page-number="1" svg:x="0in" svg:y="-104.1665in" svg:width="0.0161in" draw:z-index="9">
        <draw:text-box fo:min-height="0.0161in">
          <text:p text:style-name="P12"/>
        </draw:text-box>
      </draw:frame>
      <draw:frame draw:style-name="fr1" draw:name="Frame11" text:anchor-type="page" text:anchor-page-number="1" svg:x="0in" svg:y="-104.1665in" svg:width="0.0161in" draw:z-index="10">
        <draw:text-box fo:min-height="0.0161in">
          <text:p text:style-name="P12"/>
        </draw:text-box>
      </draw:frame>
      <draw:frame draw:style-name="fr1" draw:name="Frame12" text:anchor-type="page" text:anchor-page-number="1" svg:x="0in" svg:y="-104.1665in" svg:width="0.0161in" draw:z-index="11">
        <draw:text-box fo:min-height="0.0161in">
          <text:p text:style-name="P12"/>
        </draw:text-box>
      </draw:frame>
      <draw:frame draw:style-name="fr1" draw:name="Frame13" text:anchor-type="page" text:anchor-page-number="1" svg:x="0in" svg:y="-104.1665in" svg:width="0.0161in" draw:z-index="12">
        <draw:text-box fo:min-height="0.0161in">
          <text:p text:style-name="P12"/>
        </draw:text-box>
      </draw:frame>
      <draw:frame draw:style-name="fr1" draw:name="Frame14" text:anchor-type="page" text:anchor-page-number="1" svg:x="0in" svg:y="-104.1665in" svg:width="0.0161in" draw:z-index="13">
        <draw:text-box fo:min-height="0.0161in">
          <text:p text:style-name="P12"/>
        </draw:text-box>
      </draw:frame>
      <draw:frame draw:style-name="fr1" draw:name="Frame15" text:anchor-type="page" text:anchor-page-number="1" svg:x="0in" svg:y="-104.1665in" svg:width="0.0161in" draw:z-index="14">
        <draw:text-box fo:min-height="0.0161in">
          <text:p text:style-name="P12"/>
        </draw:text-box>
      </draw:frame>
      <draw:frame draw:style-name="fr1" draw:name="Frame16" text:anchor-type="page" text:anchor-page-number="1" svg:x="0in" svg:y="-104.1665in" svg:width="0.0161in" draw:z-index="15">
        <draw:text-box fo:min-height="0.0161in">
          <text:p text:style-name="P12"/>
        </draw:text-box>
      </draw:frame>
      <draw:frame draw:style-name="fr1" draw:name="Frame17" text:anchor-type="page" text:anchor-page-number="1" svg:x="0in" svg:y="-104.1665in" svg:width="0.0161in" draw:z-index="16">
        <draw:text-box fo:min-height="0.0161in">
          <text:p text:style-name="P12"/>
        </draw:text-box>
      </draw:frame>
      <draw:frame draw:style-name="fr1" draw:name="Frame18" text:anchor-type="page" text:anchor-page-number="1" svg:x="0in" svg:y="-104.1665in" svg:width="0.0161in" draw:z-index="17">
        <draw:text-box fo:min-height="0.0161in">
          <text:p text:style-name="P12"/>
        </draw:text-box>
      </draw:frame>
      <draw:frame draw:style-name="fr1" draw:name="Frame19" text:anchor-type="page" text:anchor-page-number="1" svg:x="0in" svg:y="-104.1665in" svg:width="0.0161in" draw:z-index="18">
        <draw:text-box fo:min-height="0.0161in">
          <text:p text:style-name="P12"/>
        </draw:text-box>
      </draw:frame>
      <draw:frame draw:style-name="fr1" draw:name="Frame20" text:anchor-type="page" text:anchor-page-number="1" svg:x="0in" svg:y="-104.1665in" svg:width="0.0161in" draw:z-index="19">
        <draw:text-box fo:min-height="0.0161in">
          <text:p text:style-name="P12"/>
        </draw:text-box>
      </draw:frame>
      <draw:frame draw:style-name="fr1" draw:name="Frame21" text:anchor-type="page" text:anchor-page-number="1" svg:x="0in" svg:y="-104.1665in" svg:width="0.0161in" draw:z-index="20">
        <draw:text-box fo:min-height="0.0161in">
          <text:p text:style-name="P12"/>
        </draw:text-box>
      </draw:frame>
      <draw:frame draw:style-name="fr1" draw:name="Frame22" text:anchor-type="page" text:anchor-page-number="1" svg:x="0in" svg:y="-104.1665in" svg:width="0.0161in" draw:z-index="21">
        <draw:text-box fo:min-height="0.0161in">
          <text:p text:style-name="P12"/>
        </draw:text-box>
      </draw:frame>
      <draw:frame draw:style-name="fr1" draw:name="Frame23" text:anchor-type="page" text:anchor-page-number="1" svg:x="0in" svg:y="-104.1665in" svg:width="0.0161in" draw:z-index="22">
        <draw:text-box fo:min-height="0.0161in">
          <text:p text:style-name="P12"/>
        </draw:text-box>
      </draw:frame>
      <draw:frame draw:style-name="fr1" draw:name="Frame24" text:anchor-type="page" text:anchor-page-number="1" svg:x="0in" svg:y="-104.1665in" svg:width="0.0161in" draw:z-index="23">
        <draw:text-box fo:min-height="0.0161in">
          <text:p text:style-name="P12"/>
        </draw:text-box>
      </draw:frame>
      <draw:frame draw:style-name="fr1" draw:name="Frame25" text:anchor-type="page" text:anchor-page-number="1" svg:x="0in" svg:y="-104.1665in" svg:width="0.0161in" draw:z-index="24">
        <draw:text-box fo:min-height="0.0161in">
          <text:p text:style-name="P12"/>
        </draw:text-box>
      </draw:frame>
      <draw:frame draw:style-name="fr1" draw:name="Frame26" text:anchor-type="page" text:anchor-page-number="1" svg:x="0in" svg:y="-104.1665in" svg:width="0.0161in" draw:z-index="25">
        <draw:text-box fo:min-height="0.0161in">
          <text:p text:style-name="P12"/>
        </draw:text-box>
      </draw:frame>
      <draw:frame draw:style-name="fr1" draw:name="Frame27" text:anchor-type="page" text:anchor-page-number="1" svg:x="0in" svg:y="-104.1665in" svg:width="0.0161in" draw:z-index="26">
        <draw:text-box fo:min-height="0.0161in">
          <text:p text:style-name="P12"/>
        </draw:text-box>
      </draw:frame>
      <draw:frame draw:style-name="fr1" draw:name="Frame28" text:anchor-type="page" text:anchor-page-number="1" svg:x="0in" svg:y="-104.1665in" svg:width="0.0161in" draw:z-index="27">
        <draw:text-box fo:min-height="0.0161in">
          <text:p text:style-name="P12"/>
        </draw:text-box>
      </draw:frame>
      <draw:frame draw:style-name="fr1" draw:name="Frame29" text:anchor-type="page" text:anchor-page-number="1" svg:x="0in" svg:y="-104.1665in" svg:width="0.0161in" draw:z-index="28">
        <draw:text-box fo:min-height="0.0161in">
          <text:p text:style-name="P12"/>
        </draw:text-box>
      </draw:frame>
      <draw:frame draw:style-name="fr1" draw:name="Frame30" text:anchor-type="page" text:anchor-page-number="1" svg:x="0in" svg:y="-104.1665in" svg:width="0.0161in" draw:z-index="29">
        <draw:text-box fo:min-height="0.0161in">
          <text:p text:style-name="P12"/>
        </draw:text-box>
      </draw:frame>
      <draw:frame draw:style-name="fr1" draw:name="Frame31" text:anchor-type="page" text:anchor-page-number="1" svg:x="0in" svg:y="-104.1665in" svg:width="0.0161in" draw:z-index="30">
        <draw:text-box fo:min-height="0.0161in">
          <text:p text:style-name="P12"/>
        </draw:text-box>
      </draw:frame>
      <draw:frame draw:style-name="fr1" draw:name="Frame32" text:anchor-type="page" text:anchor-page-number="1" svg:x="0in" svg:y="-104.1665in" svg:width="0.0161in" draw:z-index="31">
        <draw:text-box fo:min-height="0.0161in">
          <text:p text:style-name="P12"/>
        </draw:text-box>
      </draw:frame>
      <draw:frame draw:style-name="fr1" draw:name="Frame33" text:anchor-type="page" text:anchor-page-number="1" svg:x="0in" svg:y="-104.1665in" svg:width="0.0161in" draw:z-index="32">
        <draw:text-box fo:min-height="0.0161in">
          <text:p text:style-name="P12"/>
        </draw:text-box>
      </draw:frame>
      <draw:frame draw:style-name="fr1" draw:name="Frame34" text:anchor-type="page" text:anchor-page-number="1" svg:x="0in" svg:y="-104.1665in" svg:width="0.0161in" draw:z-index="33">
        <draw:text-box fo:min-height="0.0161in">
          <text:p text:style-name="P12"/>
        </draw:text-box>
      </draw:frame>
      <draw:frame draw:style-name="fr1" draw:name="Frame35" text:anchor-type="page" text:anchor-page-number="1" svg:x="0in" svg:y="-104.1665in" svg:width="0.0161in" draw:z-index="34">
        <draw:text-box fo:min-height="0.0161in">
          <text:p text:style-name="P12"/>
        </draw:text-box>
      </draw:frame>
      <draw:frame draw:style-name="fr1" draw:name="Frame36" text:anchor-type="page" text:anchor-page-number="1" svg:x="0in" svg:y="-104.1665in" svg:width="0.0161in" draw:z-index="35">
        <draw:text-box fo:min-height="0.0161in">
          <text:p text:style-name="P12"/>
        </draw:text-box>
      </draw:frame>
      <draw:frame draw:style-name="fr1" draw:name="Frame37" text:anchor-type="page" text:anchor-page-number="1" svg:x="0in" svg:y="-104.1665in" svg:width="0.0161in" draw:z-index="36">
        <draw:text-box fo:min-height="0.0161in">
          <text:p text:style-name="P12"/>
        </draw:text-box>
      </draw:frame>
      <draw:frame draw:style-name="fr1" draw:name="Frame38" text:anchor-type="page" text:anchor-page-number="1" svg:x="0in" svg:y="-104.1665in" svg:width="0.0161in" draw:z-index="37">
        <draw:text-box fo:min-height="0.0161in">
          <text:p text:style-name="P12"/>
        </draw:text-box>
      </draw:frame>
      <draw:frame draw:style-name="fr1" draw:name="Frame39" text:anchor-type="page" text:anchor-page-number="1" svg:x="0in" svg:y="-104.1665in" svg:width="0.0161in" draw:z-index="38">
        <draw:text-box fo:min-height="0.0161in">
          <text:p text:style-name="P12"/>
        </draw:text-box>
      </draw:frame>
      <draw:frame draw:style-name="fr1" draw:name="Frame40" text:anchor-type="page" text:anchor-page-number="1" svg:x="0in" svg:y="-104.1665in" svg:width="0.0161in" draw:z-index="39">
        <draw:text-box fo:min-height="0.0161in">
          <text:p text:style-name="P12"/>
        </draw:text-box>
      </draw:frame>
      <draw:frame draw:style-name="fr1" draw:name="Frame41" text:anchor-type="page" text:anchor-page-number="1" svg:x="0in" svg:y="-104.1665in" svg:width="0.0161in" draw:z-index="40">
        <draw:text-box fo:min-height="0.0161in">
          <text:p text:style-name="P12"/>
        </draw:text-box>
      </draw:frame>
      <draw:frame draw:style-name="fr1" draw:name="Frame42" text:anchor-type="page" text:anchor-page-number="1" svg:x="0in" svg:y="-104.1665in" svg:width="0.0161in" draw:z-index="41">
        <draw:text-box fo:min-height="0.0161in">
          <text:p text:style-name="P12"/>
        </draw:text-box>
      </draw:frame>
      <draw:frame draw:style-name="fr1" draw:name="Frame43" text:anchor-type="page" text:anchor-page-number="1" svg:x="0in" svg:y="-104.1665in" svg:width="0.0161in" draw:z-index="42">
        <draw:text-box fo:min-height="0.0161in">
          <text:p text:style-name="P12"/>
        </draw:text-box>
      </draw:frame>
      <draw:frame draw:style-name="fr1" draw:name="Frame44" text:anchor-type="page" text:anchor-page-number="1" svg:x="0in" svg:y="-104.1665in" svg:width="0.0161in" draw:z-index="43">
        <draw:text-box fo:min-height="0.0161in">
          <text:p text:style-name="P12"/>
        </draw:text-box>
      </draw:frame>
      <draw:frame draw:style-name="fr1" draw:name="Frame45" text:anchor-type="page" text:anchor-page-number="1" svg:x="0in" svg:y="-104.1665in" svg:width="0.0161in" draw:z-index="44">
        <draw:text-box fo:min-height="0.0161in">
          <text:p text:style-name="P12"/>
        </draw:text-box>
      </draw:frame>
      <draw:frame draw:style-name="fr1" draw:name="Frame46" text:anchor-type="page" text:anchor-page-number="1" svg:x="0in" svg:y="-104.1665in" svg:width="0.0161in" draw:z-index="45">
        <draw:text-box fo:min-height="0.0161in">
          <text:p text:style-name="P12"/>
        </draw:text-box>
      </draw:frame>
      <draw:frame draw:style-name="fr1" draw:name="Frame47" text:anchor-type="page" text:anchor-page-number="1" svg:x="0in" svg:y="-104.1665in" svg:width="0.0161in" draw:z-index="46">
        <draw:text-box fo:min-height="0.0161in">
          <text:p text:style-name="P12"/>
        </draw:text-box>
      </draw:frame>
      <draw:frame draw:style-name="fr1" draw:name="Frame48" text:anchor-type="page" text:anchor-page-number="1" svg:x="0in" svg:y="-104.1665in" svg:width="0.0161in" draw:z-index="47">
        <draw:text-box fo:min-height="0.0161in">
          <text:p text:style-name="P12"/>
        </draw:text-box>
      </draw:frame>
      <draw:frame draw:style-name="fr1" draw:name="Frame49" text:anchor-type="page" text:anchor-page-number="1" svg:x="0in" svg:y="-104.1665in" svg:width="0.0161in" draw:z-index="48">
        <draw:text-box fo:min-height="0.0161in">
          <text:p text:style-name="P12"/>
        </draw:text-box>
      </draw:frame>
      <draw:frame draw:style-name="fr1" draw:name="Frame50" text:anchor-type="page" text:anchor-page-number="1" svg:x="0in" svg:y="-104.1665in" svg:width="0.0161in" draw:z-index="49">
        <draw:text-box fo:min-height="0.0161in">
          <text:p text:style-name="P12"/>
        </draw:text-box>
      </draw:frame>
      <draw:frame draw:style-name="fr1" draw:name="Frame51" text:anchor-type="page" text:anchor-page-number="1" svg:x="0in" svg:y="-104.1665in" svg:width="0.0161in" draw:z-index="50">
        <draw:text-box fo:min-height="0.0161in">
          <text:p text:style-name="P12"/>
        </draw:text-box>
      </draw:frame>
      <draw:frame draw:style-name="fr1" draw:name="Frame52" text:anchor-type="page" text:anchor-page-number="1" svg:x="0in" svg:y="-104.1665in" svg:width="0.0161in" draw:z-index="51">
        <draw:text-box fo:min-height="0.0161in">
          <text:p text:style-name="P12"/>
        </draw:text-box>
      </draw:frame>
      <draw:frame draw:style-name="fr1" draw:name="Frame53" text:anchor-type="page" text:anchor-page-number="1" svg:x="0in" svg:y="-104.1665in" svg:width="0.0161in" draw:z-index="52">
        <draw:text-box fo:min-height="0.0161in">
          <text:p text:style-name="P12"/>
        </draw:text-box>
      </draw:frame>
      <draw:frame draw:style-name="fr1" draw:name="Frame54" text:anchor-type="page" text:anchor-page-number="1" svg:x="0in" svg:y="-104.1665in" svg:width="0.0161in" draw:z-index="53">
        <draw:text-box fo:min-height="0.0161in">
          <text:p text:style-name="P12"/>
        </draw:text-box>
      </draw:frame>
      <draw:frame draw:style-name="fr1" draw:name="Frame55" text:anchor-type="page" text:anchor-page-number="1" svg:x="0in" svg:y="-104.1665in" svg:width="0.0161in" draw:z-index="54">
        <draw:text-box fo:min-height="0.0161in">
          <text:p text:style-name="P12"/>
        </draw:text-box>
      </draw:frame>
      <draw:frame draw:style-name="fr1" draw:name="Frame56" text:anchor-type="page" text:anchor-page-number="1" svg:x="0in" svg:y="-104.1665in" svg:width="0.0161in" draw:z-index="55">
        <draw:text-box fo:min-height="0.0161in">
          <text:p text:style-name="P12"/>
        </draw:text-box>
      </draw:frame>
      <draw:frame draw:style-name="fr1" draw:name="Frame57" text:anchor-type="page" text:anchor-page-number="1" svg:x="0in" svg:y="-104.1665in" svg:width="0.0161in" draw:z-index="56">
        <draw:text-box fo:min-height="0.0161in">
          <text:p text:style-name="P12"/>
        </draw:text-box>
      </draw:frame>
      <draw:frame draw:style-name="fr1" draw:name="Frame58" text:anchor-type="page" text:anchor-page-number="1" svg:x="0in" svg:y="-104.1665in" svg:width="0.0161in" draw:z-index="57">
        <draw:text-box fo:min-height="0.0161in">
          <text:p text:style-name="P12"/>
        </draw:text-box>
      </draw:frame>
      <draw:frame draw:style-name="fr1" draw:name="Frame59" text:anchor-type="page" text:anchor-page-number="1" svg:x="0in" svg:y="-104.1665in" svg:width="0.0161in" draw:z-index="58">
        <draw:text-box fo:min-height="0.0161in">
          <text:p text:style-name="P12"/>
        </draw:text-box>
      </draw:frame>
      <draw:frame draw:style-name="fr1" draw:name="Frame60" text:anchor-type="page" text:anchor-page-number="1" svg:x="0in" svg:y="-104.1665in" svg:width="0.0161in" draw:z-index="59">
        <draw:text-box fo:min-height="0.0161in">
          <text:p text:style-name="P12"/>
        </draw:text-box>
      </draw:frame>
      <text:p text:style-name="P8">1</text:p>
      <text:h text:style-name="P1" text:outline-level="3">Article</text:h>
      <text:h text:style-name="P2" text:outline-level="3"><text:a xlink:type="simple" xlink:href="https://www.webofscience.com/wos/alldb/full-record/RC:159902880_S24" text:style-name="Internet_20_link" text:visited-style-name="Visited_20_Internet_20_Link"><text:span text:style-name="T3">Policy Framework and Implementation Guidelines for Agentic GenAI Integration in Food Safety Systems</text:span></text:a></text:h>
      <text:p text:style-name="P10"><text:span text:style-name="T5">World Journal of Biology Pharmacy and Health Sciences</text:span> 23 (3) , pp.303-315</text:p>
      <text:p text:style-name="P13"><text:bookmark text:name="rec1AbstractPart0"/>This paper presents a comprehensive review of artificial intelligence (AI) applications in food safety and quality control, focusing on emerging technologies including generative AI, agentic AI systems, and automated compliance solutions. This review synthesizes current research and industry appl</text:p>
      <text:p text:style-name="P22"/>
      <text:p text:style-name="Horizontal_20_Line"/>
      <text:p text:style-name="P9">2</text:p>
      <text:h text:style-name="P1" text:outline-level="3">Article</text:h>
      <text:h text:style-name="P2" text:outline-level="3"><text:a xlink:type="simple" xlink:href="https://www.webofscience.com/wos/alldb/full-record/RC:159446813_S24" text:style-name="Internet_20_link" text:visited-style-name="Visited_20_Internet_20_Link"><text:span text:style-name="T3">Securing U.S. AI Leadership: A policy guide for regulation, standards and interoperability frameworks</text:span></text:a></text:h>
      <text:p text:style-name="P10"><text:span text:style-name="T5">International Journal of Science and Research Archive</text:span> 16 (3) , pp.001-026</text:p>
      <text:p text:style-name="P13"><text:bookmark text:name="rec2AbstractPart0"/>The rapid proliferation of Artificial Intelligence (AI) systems across diverse sectors—including healthcare, critical infrastructure, and digital experiences—has unveiled critical interoperability challenges that poses a challenge to the ongoing innovation, safety, equitable access, and the globa</text:p>
      <text:p text:style-name="P22"/>
      <text:p text:style-name="Horizontal_20_Line"/>
      <text:p text:style-name="P9">3</text:p>
      <text:h text:style-name="P1" text:outline-level="3">Article</text:h>
      <text:h text:style-name="P2" text:outline-level="3"><text:a xlink:type="simple" xlink:href="https://www.webofscience.com/wos/alldb/full-record/RC:157895066_S24" text:style-name="Internet_20_link" text:visited-style-name="Visited_20_Internet_20_Link"><text:span text:style-name="T3">Gen AI in Financial Cybersecurity: A Comprehensive Review of Architectures, Algorithms, and Regulatory Challenges</text:span></text:a></text:h>
      <text:p text:style-name="P10"><text:span text:style-name="T5">International Journal of Innovations in Science Engineering And Management</text:span> , pp.73-88</text:p>
      <text:p text:style-name="P13"><text:bookmark text:name="rec3AbstractPart0"/>This paper provides a comprehensive review of the intersection of cybersecurity, generative AI, and risk within the financial sector. We explore how AI is being leveraged for both defensive and offensive purposes, the emerging threats posed by GenAI, and the critical need for robust risk manageme</text:p>
      <text:p text:style-name="P14"><text:a xlink:type="simple" xlink:href="https://www.webofscience.com/api/gateway?GWVersion=2&amp;SrcAuth=DOISource&amp;SrcApp=UA&amp;KeyAID=10.69968%2Fijisem.2025v4i373-88&amp;DestApp=DOI&amp;SrcAppSID=USW2EC0EC2o4bc50HcIVYi9fj9EPc&amp;SrcJTitle=International+Journal+of+Innovations+in+Science+Engineering+And+Management" office:target-frame-name="_blank" xlink:show="new" text:style-name="Internet_20_link" text:visited-style-name="Visited_20_Internet_20_Link"><text:span text:style-name="T1"/></text:a></text:p>
      <text:p text:style-name="P21"/>
      <text:p text:style-name="Horizontal_20_Line"><text:soft-page-break/></text:p>
      <text:p text:style-name="P9">4</text:p>
      <text:h text:style-name="P1" text:outline-level="3">Article</text:h>
      <text:h text:style-name="P2" text:outline-level="3"><text:a xlink:type="simple" xlink:href="https://www.webofscience.com/wos/alldb/full-record/RC:157581229_S24" text:style-name="Internet_20_link" text:visited-style-name="Visited_20_Internet_20_Link"><text:span text:style-name="T3">Stochastic Modeling and Itô Calculus for Asset Backed Securities: A Practical Introduction within the Basel III and FRTB Framework</text:span></text:a></text:h>
      <text:p text:style-name="P10"><text:span text:style-name="T5">World Journal of Advanced Research and Reviews</text:span> 26 (3) , pp.2546-2573</text:p>
      <text:p text:style-name="P13"><text:bookmark text:name="rec4AbstractPart0"/>This paper synthesizes the mathematical foundations of risk management for Asset-Backed Securitization (ABS) in light of the latest regulatory framework. We present a compilation of essential quantitative techniques, regulatory frameworks, and computational methods that form the core knowledge ba</text:p>
      <text:p text:style-name="P22"/>
      <text:p text:style-name="Horizontal_20_Line"/>
      <text:p text:style-name="P9">5</text:p>
      <text:h text:style-name="P1" text:outline-level="3">Article</text:h>
      <text:h text:style-name="P2" text:outline-level="3"><text:a xlink:type="simple" xlink:href="https://www.webofscience.com/wos/alldb/full-record/RC:157950520_S24" text:style-name="Internet_20_link" text:visited-style-name="Visited_20_Internet_20_Link"><text:span text:style-name="T3">Architectures and Challenges of AI Multi-Agent Frameworks for Financial Services</text:span></text:a></text:h>
      <text:p text:style-name="P10"><text:span text:style-name="T5">Current Journal of Applied Science and Technology</text:span> 44 (6) , pp.52-72</text:p>
      <text:p text:style-name="P13"><text:bookmark text:name="rec5AbstractPart0"/>Artificial Intelligence (AI) multi-agent frameworks are enabling autonomous decision-making, intelligent collaboration, and the automation of complex workflows. These frameworks leverage Large Language Models (LLMs) and distributed AI systems to optimize operations across diverse sectors, with fi</text:p>
      <text:p text:style-name="P14"><text:a xlink:type="simple" xlink:href="https://www.webofscience.com/api/gateway?GWVersion=2&amp;SrcAuth=DynamicDOIArticle&amp;SrcApp=UA&amp;KeyAID=10.9734%2Fcjast%2F2025%2Fv44i64558&amp;DestApp=DOI&amp;SrcAppSID=USW2EC0EC2o4bc50HcIVYi9fj9EPc&amp;SrcJTitle=Current+Journal+of+Applied+Science+and+Technology&amp;DestDOIRegistrantName=Sciencedomain+International" office:target-frame-name="_blank" xlink:show="new" text:style-name="Internet_20_link" text:visited-style-name="Visited_20_Internet_20_Link"><text:span text:style-name="T1"/></text:a></text:p>
      <text:p text:style-name="P21"/>
      <text:p text:style-name="Horizontal_20_Line"/>
      <text:p text:style-name="P9">6</text:p>
      <text:h text:style-name="P1" text:outline-level="3">Article</text:h>
      <text:h text:style-name="P2" text:outline-level="3"><text:a xlink:type="simple" xlink:href="https://www.webofscience.com/wos/alldb/full-record/RC:157434356_S24" text:style-name="Internet_20_link" text:visited-style-name="Visited_20_Internet_20_Link"><text:span text:style-name="T3">The Role of AI in Enhancing Teamwork, Resilience and Decision-Making: Review of Recent Developments</text:span></text:a></text:h>
      <text:p text:style-name="P10"><text:span text:style-name="T5">International Journal of Computer Applications</text:span> 187 (8) , pp.9-26</text:p>
      <text:p text:style-name="P14"><text:a xlink:type="simple" xlink:href="https://www.webofscience.com/api/gateway?GWVersion=2&amp;SrcAuth=DOISource&amp;SrcApp=UA&amp;KeyAID=10.5120%2Fijca2025925036&amp;DestApp=DOI&amp;SrcAppSID=USW2EC0EC2o4bc50HcIVYi9fj9EPc&amp;SrcJTitle=International+Journal+of+Computer+Applications&amp;DestDOIRegistrantName=Foundation+of+Computer+Science" office:target-frame-name="_blank" xlink:show="new" text:style-name="Internet_20_link" text:visited-style-name="Visited_20_Internet_20_Link"><text:span text:style-name="T1"/></text:a></text:p>
      <text:p text:style-name="P21"/>
      <text:p text:style-name="Horizontal_20_Line"/>
      <text:p text:style-name="P9">7</text:p>
      <text:h text:style-name="P1" text:outline-level="3"><text:soft-page-break/>Article</text:h>
      <text:h text:style-name="P2" text:outline-level="3"><text:a xlink:type="simple" xlink:href="https://www.webofscience.com/wos/alldb/full-record/RC:157553867_S24" text:style-name="Internet_20_link" text:visited-style-name="Visited_20_Internet_20_Link"><text:span text:style-name="T3">A Comprehensive Review of Gen AI Agents: Applications and Frameworks in Finance, Investments and Risk Domains</text:span></text:a></text:h>
      <text:p text:style-name="P10"><text:span text:style-name="T5">International Journal of Innovative Science and Research Technology</text:span> , pp.1339-1355</text:p>
      <text:p text:style-name="P13"><text:bookmark text:name="rec7AbstractPart0"/>This paper surveys the landscape of AI agent frameworks, highlights their core features and differences, andexplores their applications in financial services. We synthesize insights from recent industry reports, academic research,and technical blog posts, focusing on frameworks such as CrewAI, La</text:p>
      <text:p text:style-name="P14"><text:a xlink:type="simple" xlink:href="https://www.webofscience.com/api/gateway?GWVersion=2&amp;SrcAuth=DOISource&amp;SrcApp=UA&amp;KeyAID=10.38124%2Fijisrt%2F25may964&amp;DestApp=DOI&amp;SrcAppSID=USW2EC0EC2o4bc50HcIVYi9fj9EPc&amp;SrcJTitle=International+Journal+of+Innovative+Science+and+Research+Technology&amp;DestDOIRegistrantName=International+Journal+of+Innovative+Science+and+Research+Technology" office:target-frame-name="_blank" xlink:show="new" text:style-name="Internet_20_link" text:visited-style-name="Visited_20_Internet_20_Link"><text:span text:style-name="T1"/></text:a></text:p>
      <text:p text:style-name="P21"/>
      <text:p text:style-name="Horizontal_20_Line"/>
      <text:p text:style-name="P9">8</text:p>
      <text:h text:style-name="P1" text:outline-level="3">Article</text:h>
      <text:h text:style-name="P2" text:outline-level="3"><text:a xlink:type="simple" xlink:href="https://www.webofscience.com/wos/alldb/full-record/RC:157353899_S24" text:style-name="Internet_20_link" text:visited-style-name="Visited_20_Internet_20_Link"><text:span text:style-name="T3">Comprehensive review of Artificial General Intelligence (AGI): Applications in Business and Finance</text:span></text:a></text:h>
      <text:p text:style-name="P10"><text:span text:style-name="T5">International Journal of Advances in Engineering and Management</text:span> 7 (5) , pp.250-261</text:p>
      <text:p text:style-name="P13"><text:bookmark text:name="rec8AbstractPart0"/>This paper delves into themultifaceted realm of Artificial General Intelligence(AGI), exploring its definition, evolution, potentialapplications, and the ongoing debates surroundingits development. We examine AGI’s theoreticalunderpinnings, contrasting it with narrow AI andartificial superintelli</text:p>
      <text:p text:style-name="P14"><text:a xlink:type="simple" xlink:href="https://www.webofscience.com/api/gateway?GWVersion=2&amp;SrcAuth=DOISource&amp;SrcApp=UA&amp;KeyAID=10.35629%2F5252-0705250261&amp;DestApp=DOI&amp;SrcAppSID=USW2EC0EC2o4bc50HcIVYi9fj9EPc&amp;SrcJTitle=International+Journal+of+Advances+in+Engineering+and+Management&amp;DestDOIRegistrantName=Quest+Journals" office:target-frame-name="_blank" xlink:show="new" text:style-name="Internet_20_link" text:visited-style-name="Visited_20_Internet_20_Link"><text:span text:style-name="T1"/></text:a></text:p>
      <text:p text:style-name="P23"/>
      <text:p text:style-name="P9">9</text:p>
      <text:h text:style-name="P1" text:outline-level="3">Article</text:h>
      <text:h text:style-name="P2" text:outline-level="3"><text:a xlink:type="simple" xlink:href="https://www.webofscience.com/wos/alldb/full-record/RC:157354436_S24" text:style-name="Internet_20_link" text:visited-style-name="Visited_20_Internet_20_Link"><text:span text:style-name="T3">Generative AI in Investment and Portfolio Management: Comprehensive Review of Current Applications and Future Directions</text:span></text:a></text:h>
      <text:p text:style-name="P10"><text:span text:style-name="T5">International Journal of Innovative Research in Engineering &amp; Management</text:span> 12 (2) , pp.1-12</text:p>
      <text:p text:style-name="P13"><text:bookmark text:name="rec9AbstractPart0"/>Generative Artificial Intelligence (GenAI) is rapidly transforming the landscape of portfolio and investment management. This paper provides a comprehensive survey of GenAI applications in the industry, systematically reviewing over 50 contemporary sources. We analyze use cases in portfolio optim</text:p>
      <text:p text:style-name="P14"><text:a xlink:type="simple" xlink:href="https://www.webofscience.com/api/gateway?GWVersion=2&amp;SrcAuth=DOISource&amp;SrcApp=UA&amp;KeyAID=10.55524%2Fijirem.2025.12.3.1&amp;DestApp=DOI&amp;SrcAppSID=USW2EC0EC2o4bc50HcIVYi9fj9EPc&amp;SrcJTitle=International+Journal+of+Innovative+Research+in+Engineering+%26+Management" office:target-frame-name="_blank" xlink:show="new" text:style-name="Internet_20_link" text:visited-style-name="Visited_20_Internet_20_Link"><text:span text:style-name="T1"/></text:a></text:p>
      <text:p text:style-name="P21"/>
      <text:p text:style-name="Horizontal_20_Line"><text:soft-page-break/></text:p>
      <text:p text:style-name="P9">10</text:p>
      <text:h text:style-name="P1" text:outline-level="3">Article</text:h>
      <text:h text:style-name="P2" text:outline-level="3"><text:a xlink:type="simple" xlink:href="https://www.webofscience.com/wos/alldb/full-record/RC:157447199_S24" text:style-name="Internet_20_link" text:visited-style-name="Visited_20_Internet_20_Link"><text:span text:style-name="T3">Generative AI in Business: Visual Illustrations of Applications and Insights from Q1 2025</text:span></text:a></text:h>
      <text:p text:style-name="P10"><text:span text:style-name="T5">International Journal of Advanced Research</text:span> 13 (04) , pp.172-189</text:p>
      <text:p text:style-name="P13"><text:bookmark text:name="rec10AbstractPart0"/>This paper explores the current applications, benefits, and challenges of generative AI in various business do- mains, drawing from recent literature and industry reports from literature published in 2025. We examine key use cases including content creation, knowledge management, business process</text:p>
      <text:p text:style-name="P14"><text:a xlink:type="simple" xlink:href="https://www.webofscience.com/api/gateway?GWVersion=2&amp;SrcAuth=DOISource&amp;SrcApp=UA&amp;KeyAID=10.21474%2Fijar01%2F20712&amp;DestApp=DOI&amp;SrcAppSID=USW2EC0EC2o4bc50HcIVYi9fj9EPc&amp;SrcJTitle=International+Journal+of+Advanced+Research&amp;DestDOIRegistrantName=International+Journal+Of+Advanced+Research" office:target-frame-name="_blank" xlink:show="new" text:style-name="Internet_20_link" text:visited-style-name="Visited_20_Internet_20_Link"><text:span text:style-name="T1"/></text:a></text:p>
      <text:p text:style-name="P21"/>
      <text:p text:style-name="Horizontal_20_Line"/>
      <text:p text:style-name="P9">11</text:p>
      <text:h text:style-name="P1" text:outline-level="3">Article</text:h>
      <text:h text:style-name="P2" text:outline-level="3"><text:a xlink:type="simple" xlink:href="https://www.webofscience.com/wos/alldb/full-record/RC:144606194_S24" text:style-name="Internet_20_link" text:visited-style-name="Visited_20_Internet_20_Link"><text:span text:style-name="T3">Introduction to Generative AI and DevOps: Synergies, Challenges and Applications</text:span></text:a></text:h>
      <text:p text:style-name="P10"><text:span text:style-name="T5">International Journal of Advanced Research in Science Communication and Technology</text:span> , pp.205-225</text:p>
      <text:p text:style-name="P13"><text:bookmark text:name="rec11AbstractPart0"/>This paper provides a comprehensive review of the applications of Generative AI in DevOps, analyzing recent advancements, methodologies, and challenges. We examine key contributions from the literature and discuss the future trajectory of AI-driven automation in DevOps workflows. As Software deve</text:p>
      <text:p text:style-name="P14"><text:a xlink:type="simple" xlink:href="https://www.webofscience.com/api/gateway?GWVersion=2&amp;SrcAuth=DOISource&amp;SrcApp=UA&amp;KeyAID=10.48175%2Fijarsct-23634&amp;DestApp=DOI&amp;SrcAppSID=USW2EC0EC2o4bc50HcIVYi9fj9EPc&amp;SrcJTitle=International+Journal+of+Advanced+Research+in+Science+Communication+and+Technology&amp;DestDOIRegistrantName=Naksh+Solutions" office:target-frame-name="_blank" xlink:show="new" text:style-name="Internet_20_link" text:visited-style-name="Visited_20_Internet_20_Link"><text:span text:style-name="T1"/></text:a></text:p>
      <text:p text:style-name="P21"/>
      <text:p text:style-name="Horizontal_20_Line"/>
      <text:p text:style-name="P9">12</text:p>
      <text:h text:style-name="P1" text:outline-level="3">Article</text:h>
      <text:h text:style-name="P2" text:outline-level="3"><text:a xlink:type="simple" xlink:href="https://www.webofscience.com/wos/alldb/full-record/RC:153772264_S24" text:style-name="Internet_20_link" text:visited-style-name="Visited_20_Internet_20_Link"><text:span text:style-name="T3">Advancing innovation in financial stability: A comprehensive review of ai agent frameworks, challenges and applications</text:span></text:a></text:h>
      <text:p text:style-name="P10"><text:span text:style-name="T5">World Journal of Advanced Engineering Technology and Sciences</text:span> 14 (2) , pp.117-126</text:p>
      <text:p text:style-name="P13"><text:bookmark text:name="rec12AbstractPart0"/>Artificial Intelligence (AI) agents are revolutionizing industries by enabling autonomous decision-making, task execution, and multi-agent collaboration. This paper provides a comprehensive review of AI agent frameworks, focusing on their architectures, applications, and challenges in financial s</text:p>
      <text:p text:style-name="P18"><text:span text:style-name="T1"/></text:p>
      <text:p text:style-name="P19"><text:soft-page-break/></text:p>
      <text:p text:style-name="Horizontal_20_Line"/>
      <text:p text:style-name="P9">13</text:p>
      <text:h text:style-name="P1" text:outline-level="3">Article</text:h>
      <text:h text:style-name="P2" text:outline-level="3"><text:a xlink:type="simple" xlink:href="https://www.webofscience.com/wos/alldb/full-record/RC:147712682_S24" text:style-name="Internet_20_link" text:visited-style-name="Visited_20_Internet_20_Link"><text:span text:style-name="T3">Review of autonomous systems and collaborative AI agent frameworks</text:span></text:a></text:h>
      <text:p text:style-name="P10"><text:span text:style-name="T5">International Journal of Science and Research Archive</text:span> 14 (2) , pp.961-972</text:p>
      <text:p text:style-name="P13"><text:bookmark text:name="rec13AbstractPart0"/>This paper provides an in-depth review of the latest AI agent frameworks, focusing on the comparison of their features, architectures, and use cases. We examine well-known frameworks such as LangGraph, CrewAI, OpenAI Swarm, AutoGen, and IBM Watsonx.Ai, highlighting their strengths, weaknesses, an</text:p>
      <text:p text:style-name="P14"><text:a xlink:type="simple" xlink:href="https://www.webofscience.com/api/gateway?GWVersion=2&amp;SrcAuth=DOISource&amp;SrcApp=UA&amp;KeyAID=10.30574%2Fijsra.2025.14.2.0439&amp;DestApp=DOI&amp;SrcAppSID=USW2EC0EC2o4bc50HcIVYi9fj9EPc&amp;SrcJTitle=International+Journal+of+Science+and+Research+Archive&amp;DestDOIRegistrantName=GSC+Online+Press" office:target-frame-name="_blank" xlink:show="new" text:style-name="Internet_20_link" text:visited-style-name="Visited_20_Internet_20_Link"><text:span text:style-name="T1"/></text:a></text:p>
      <text:p text:style-name="P23"/>
      <text:p text:style-name="P9">14</text:p>
      <text:h text:style-name="P1" text:outline-level="3">Article</text:h>
      <text:h text:style-name="P2" text:outline-level="3"><text:a xlink:type="simple" xlink:href="https://www.webofscience.com/wos/alldb/full-record/RC:145848377_S24" text:style-name="Internet_20_link" text:visited-style-name="Visited_20_Internet_20_Link"><text:span text:style-name="T3">Introduction to Vector Databases for Generative AI: Applications, Performance, Future Projections, and Cost Considerations</text:span></text:a></text:h>
      <text:p text:style-name="P10"><text:span text:style-name="T5">IARJSET</text:span> 12 (2)</text:p>
      <text:p text:style-name="P14"><text:a xlink:type="simple" xlink:href="https://www.webofscience.com/api/gateway?GWVersion=2&amp;SrcAuth=DOISource&amp;SrcApp=UA&amp;KeyAID=10.17148%2Fiarjset.2025.12210&amp;DestApp=DOI&amp;SrcAppSID=USW2EC0EC2o4bc50HcIVYi9fj9EPc&amp;SrcJTitle=IARJSET&amp;DestDOIRegistrantName=Tejass+Publisheers" office:target-frame-name="_blank" xlink:show="new" text:style-name="Internet_20_link" text:visited-style-name="Visited_20_Internet_20_Link"><text:span text:style-name="T1"/></text:a></text:p>
      <text:p text:style-name="P21"/>
      <text:p text:style-name="Horizontal_20_Line"/>
      <text:p text:style-name="P9">15</text:p>
      <text:h text:style-name="P1" text:outline-level="3">Article</text:h>
      <text:h text:style-name="P2" text:outline-level="3"><text:a xlink:type="simple" xlink:href="https://www.webofscience.com/wos/alldb/full-record/RC:148363717_S24" text:style-name="Internet_20_link" text:visited-style-name="Visited_20_Internet_20_Link"><text:span text:style-name="T3">Retraining US Workforce in the Age of Agentic Gen AI: Role of Prompt Engineering and Up-Skilling Initiatives</text:span></text:a></text:h>
      <text:p text:style-name="P10"><text:span text:style-name="T5">International Journal of Advanced Research in Science Communication and Technology</text:span> , pp.543-557</text:p>
      <text:p text:style-name="P13"><text:bookmark text:name="rec15AbstractPart0"/>This work reviews U.S. workforce retention, AI upskilling, prompt engineering, workforce development, and automation in the context of recent advancements in agentic generative AI. The rapid integration of artificial intelligence (AI) across industries has raised concerns over potential job displ</text:p>
      <text:p text:style-name="P14"><text:a xlink:type="simple" xlink:href="https://www.webofscience.com/api/gateway?GWVersion=2&amp;SrcAuth=DynamicDOIArticle&amp;SrcApp=UA&amp;KeyAID=10.48175%2Fijarsct-23272&amp;DestApp=DOI&amp;SrcAppSID=USW2EC0EC2o4bc50HcIVYi9fj9EPc&amp;SrcJTitle=International+Journal+of+Advanced+Research+in+Science+Communication+and+Technology&amp;DestDOIRegistrantName=Naksh+Solutions" office:target-frame-name="_blank" xlink:show="new" text:style-name="Internet_20_link" text:visited-style-name="Visited_20_Internet_20_Link"><text:span text:style-name="T1"/></text:a></text:p>
      <text:p text:style-name="P20"/>
      <text:p text:style-name="Horizontal_20_Line"/>
      <text:p text:style-name="P9">16</text:p>
      <text:h text:style-name="P1" text:outline-level="3"><text:soft-page-break/>Article</text:h>
      <text:h text:style-name="P2" text:outline-level="3"><text:a xlink:type="simple" xlink:href="https://www.webofscience.com/wos/alldb/full-record/RC:142760923_S24" text:style-name="Internet_20_link" text:visited-style-name="Visited_20_Internet_20_Link"><text:span text:style-name="T3">Generative AI: Mitigating Workforce and Economic Disruptions While Strategizing Policy Responses for Governments and Companies</text:span></text:a></text:h>
      <text:p text:style-name="P10"><text:span text:style-name="T5">International Journal of Advanced Research in Science Communication and Technology</text:span> , pp.480-486</text:p>
      <text:p text:style-name="P13"><text:bookmark text:name="rec16AbstractPart0"/>A Systematic Review of AI’s Impact on the Labor Market: Challenges, Opportunities, and Future Directions is discussed in this work. The widespread adoption of artificial intelligence (AI) technologies is transforming industries, leading to significant changes in the labor market. This paper explo</text:p>
      <text:p text:style-name="P14"><text:a xlink:type="simple" xlink:href="https://www.webofscience.com/api/gateway?GWVersion=2&amp;SrcAuth=DOISource&amp;SrcApp=UA&amp;KeyAID=10.48175%2Fijarsct-23260&amp;DestApp=DOI&amp;SrcAppSID=USW2EC0EC2o4bc50HcIVYi9fj9EPc&amp;SrcJTitle=International+Journal+of+Advanced+Research+in+Science+Communication+and+Technology&amp;DestDOIRegistrantName=Naksh+Solutions" office:target-frame-name="_blank" xlink:show="new" text:style-name="Internet_20_link" text:visited-style-name="Visited_20_Internet_20_Link"><text:span text:style-name="T1"/></text:a></text:p>
      <text:p text:style-name="P20"/>
      <text:p text:style-name="Horizontal_20_Line"/>
      <text:p text:style-name="P9">17</text:p>
      <text:h text:style-name="P1" text:outline-level="3">Article</text:h>
      <text:h text:style-name="P2" text:outline-level="3"><text:a xlink:type="simple" xlink:href="https://www.webofscience.com/wos/alldb/full-record/RC:142930862_S24" text:style-name="Internet_20_link" text:visited-style-name="Visited_20_Internet_20_Link"><text:span text:style-name="T3">Agentic Generative AI and the Future U.S. Workforce: Advancing Innovation and National Competitiveness</text:span></text:a></text:h>
      <text:p text:style-name="P10"><text:span text:style-name="T5">International Journal of Research and Review</text:span> 12 (2) , pp.102-113</text:p>
      <text:p text:style-name="P28"><text:bookmark text:name="rec17AbstractPart0"/><text:span text:style-name="T4">This paper presents a systematic review of generative AI applications in workforce development and education. We categorize the literature into key themes and synthesize findings to highlight trends, challenges, and future directions. Expected outcomes include enhanced training efficiency, broade</text:span></text:p>
      <text:p text:style-name="P19"/>
      <text:p text:style-name="Horizontal_20_Line"/>
      <text:p text:style-name="P9">18</text:p>
      <text:h text:style-name="P1" text:outline-level="3">Article</text:h>
      <text:h text:style-name="P2" text:outline-level="3"><text:a xlink:type="simple" xlink:href="https://www.webofscience.com/wos/alldb/full-record/RC:137909005_S24" text:style-name="Internet_20_link" text:visited-style-name="Visited_20_Internet_20_Link"><text:span text:style-name="T3">Review of Data Engineering Frameworks (Trino and Kubernetes) for Implementing Generative AI in Financial Risk</text:span></text:a></text:h>
      <text:p text:style-name="P10"><text:span text:style-name="T5">International Journal of Research Publication and Reviews</text:span> 6 (2) , pp.1461-1470</text:p>
      <text:p text:style-name="P14"><text:a xlink:type="simple" xlink:href="https://www.webofscience.com/api/gateway?GWVersion=2&amp;SrcAuth=DOISource&amp;SrcApp=UA&amp;KeyAID=10.55248%2Fgengpi.6.0225.0756&amp;DestApp=DOI&amp;SrcAppSID=USW2EC0EC2o4bc50HcIVYi9fj9EPc&amp;SrcJTitle=International+Journal+of+Research+Publication+and+Reviews" office:target-frame-name="_blank" xlink:show="new" text:style-name="Internet_20_link" text:visited-style-name="Visited_20_Internet_20_Link"><text:span text:style-name="T1"/></text:a></text:p>
      <text:p text:style-name="P16"/>
      <text:p text:style-name="P19"/>
      <text:p text:style-name="Horizontal_20_Line"/>
      <text:p text:style-name="P9">19</text:p>
      <text:h text:style-name="P1" text:outline-level="3"><text:soft-page-break/>Article</text:h>
      <text:h text:style-name="P2" text:outline-level="3"><text:a xlink:type="simple" xlink:href="https://www.webofscience.com/wos/alldb/full-record/RC:148348799_S24" text:style-name="Internet_20_link" text:visited-style-name="Visited_20_Internet_20_Link"><text:span text:style-name="T3">Review of Data Pipelines and Streaming for Generative AI Integration: Challenges, Solutions, and Future Directions</text:span></text:a></text:h>
      <text:p text:style-name="P10"><text:span text:style-name="T5">International Journal of Research Publication and Reviews</text:span> 6 (2) , pp.2348-2357</text:p>
      <text:p text:style-name="P14"/>
      <text:p text:style-name="P9">20</text:p>
      <text:h text:style-name="P1" text:outline-level="3">Article</text:h>
      <text:h text:style-name="P2" text:outline-level="3"><text:a xlink:type="simple" xlink:href="https://www.webofscience.com/wos/alldb/full-record/RC:151110446_S24" text:style-name="Internet_20_link" text:visited-style-name="Visited_20_Internet_20_Link"><text:span text:style-name="T3">Leveraging prompt engineering to enhance financial market integrity and risk management</text:span></text:a></text:h>
      <text:p text:style-name="P10"><text:span text:style-name="T5">World Journal of Advanced Research and Reviews</text:span> 25 (1) , pp.1775-1785</text:p>
      <text:p text:style-name="P29"><text:bookmark text:name="rec20AbstractPart0"/><text:span text:style-name="T6">This paper presents a comprehensive investigation into the role of prompt engineering in optimizing the effectiveness of large language models (LLMs) like ChatGPT-4 and Google Gemini for financial market integrity and risk management. As AI tools are increasingly integrated into financial service</text:span></text:p>
      <text:p text:style-name="P26"/>
      <text:p text:style-name="P9">21</text:p>
      <text:h text:style-name="P1" text:outline-level="3">Article</text:h>
      <text:h text:style-name="P2" text:outline-level="3"><text:a xlink:type="simple" xlink:href="https://www.webofscience.com/wos/alldb/full-record/RC:142227417_S24" text:style-name="Internet_20_link" text:visited-style-name="Visited_20_Internet_20_Link"><text:span text:style-name="T3">Enhancing structured finance risk models (Leland-Toft and Box-Cox) using GenAI (VAEs GANs)</text:span></text:a></text:h>
      <text:p text:style-name="P10"><text:span text:style-name="T5">International Journal of Science and Research Archive</text:span> 14 (1) , pp.1618-1630</text:p>
      <text:p text:style-name="P29"><text:bookmark text:name="rec21AbstractPart0"/><text:span text:style-name="T6">This work explores the integration of generative artificial intelligence (GenAI), specifically Variational Autoencoders (VAEs), into statistical and structural financial models, with a focus on the Leland-Toft and Box-Cox frameworks. We conduct a comprehensive review of these models, highlighting</text:span></text:p>
      <text:p text:style-name="P26"/>
      <text:p text:style-name="P9">22</text:p>
      <text:h text:style-name="P1" text:outline-level="3">Article</text:h>
      <text:h text:style-name="P2" text:outline-level="3"><text:a xlink:type="simple" xlink:href="https://www.webofscience.com/wos/alldb/full-record/RC:140162823_S24" text:style-name="Internet_20_link" text:visited-style-name="Visited_20_Internet_20_Link"><text:span text:style-name="T3">Using Gen AI Agents With GAE and VAE to Enhance Resilience of US Markets</text:span></text:a></text:h>
      <text:p text:style-name="P10"><text:span text:style-name="T5">International Journal of Computational Science Information Technology and Control Engineering</text:span> 12 (1) , pp.23-38</text:p>
      <text:p text:style-name="P13"><text:bookmark text:name="rec22AbstractPart0"/>In this study, we explore the application of Generative AI (Gen AI) in enhancing interest rate models utilized in financial risk modeling. We employ advanced Gen AI Large Language Models (LLMs), including OpenAI's ChatGPT-4 and ChatGPT-4 Mini, as well as Google's Gemini versions 2.0 and 1.5, to g</text:p>
      <text:p text:style-name="P14"><text:a xlink:type="simple" xlink:href="https://www.webofscience.com/api/gateway?GWVersion=2&amp;SrcAuth=DOISource&amp;SrcApp=UA&amp;KeyAID=10.5121%2Fijcsitce.2025.12102&amp;DestApp=DOI&amp;SrcAppSID=USW2EC0EC2o4bc50HcIVYi9fj9EPc&amp;SrcJTitle=International+Journal+of+Computational+Science+Information+Technology+and+Control+Engineering&amp;DestDOIRegistrantName=Academy+and+Industry+Research+Collaboration+Center" office:target-frame-name="_blank" xlink:show="new" text:style-name="Internet_20_link" text:visited-style-name="Visited_20_Internet_20_Link"><text:span text:style-name="T1"/></text:a></text:p>
      <text:p text:style-name="P23"/>
      <text:p text:style-name="P9"><text:soft-page-break/>23</text:p>
      <text:h text:style-name="P1" text:outline-level="3">Article</text:h>
      <text:h text:style-name="P2" text:outline-level="3"><text:a xlink:type="simple" xlink:href="https://www.webofscience.com/wos/alldb/full-record/RC:141276973_S24" text:style-name="Internet_20_link" text:visited-style-name="Visited_20_Internet_20_Link"><text:span text:style-name="T3">A Literature Review of Gen AI Agents in Financial Applications: Models and Implementations</text:span></text:a></text:h>
      <text:p text:style-name="P10"><text:span text:style-name="T5">International Journal of Science and Research (IJSR)</text:span> 14 (1) , pp.1094-1100</text:p>
      <text:p text:style-name="P22"/>
      <text:p text:style-name="Horizontal_20_Line"/>
      <text:p text:style-name="P9">24</text:p>
      <text:h text:style-name="P1" text:outline-level="3">Article</text:h>
      <text:h text:style-name="P2" text:outline-level="3"><text:a xlink:type="simple" xlink:href="https://www.webofscience.com/wos/alldb/full-record/RC:156032801_S24" text:style-name="Internet_20_link" text:visited-style-name="Visited_20_Internet_20_Link"><text:span text:style-name="T3">The Synergy of Generative AI and Big Data for Financial Risk: Review of Recent Developments</text:span></text:a></text:h>
      <text:p text:style-name="P10"><text:span text:style-name="T5">International Journal For Multidisciplinary Research</text:span> 7 (1)</text:p>
      <text:p text:style-name="P28"><text:bookmark text:name="rec24AbstractPart0"/><text:span text:style-name="T4">This paper presents a comprehensive review of the latest development in Generative AI and Big Data with application in Finance. 2025 is the year of Agentic AI, marking a pivotal shift in generative AI (Gen AI) and its integration with big data. This paper explores the synergies between Gen AI and</text:span></text:p>
      <text:p text:style-name="P19"/>
      <text:p text:style-name="Horizontal_20_Line"/>
      <text:p text:style-name="P9">25</text:p>
      <text:h text:style-name="P1" text:outline-level="3">Article</text:h>
      <text:h text:style-name="P2" text:outline-level="3"><text:a xlink:type="simple" xlink:href="https://www.webofscience.com/wos/alldb/full-record/RC:139954699_S24" text:style-name="Internet_20_link" text:visited-style-name="Visited_20_Internet_20_Link"><text:span text:style-name="T3">Review of Gen AI Models for Financial Risk Management</text:span></text:a></text:h>
      <text:p text:style-name="P10"><text:span text:style-name="T5">International Journal of Scientific Research in Computer Science Engineering and Information Technology</text:span> 11 (1) , pp.709-723</text:p>
      <text:p text:style-name="P13"><text:bookmark text:name="rec25AbstractPart0"/>In this paper, we propose and demonstrate a prototype for leveraging Generative AI (GenAI) in financial risk analysis, specifically focusing on fine-tuning GPT models with proprietary data. Financial risk modeling, development, validation, and approval require not only advanced AI techniques but</text:p>
      <text:p text:style-name="P14"><text:a xlink:type="simple" xlink:href="https://www.webofscience.com/api/gateway?GWVersion=2&amp;SrcAuth=DynamicDOIArticle&amp;SrcApp=UA&amp;KeyAID=10.32628%2Fcseit2511114&amp;DestApp=DOI&amp;SrcAppSID=USW2EC0EC2o4bc50HcIVYi9fj9EPc&amp;SrcJTitle=International+Journal+of+Scientific+Research+in+Computer+Science+Engineering+and+Information+Technology&amp;DestDOIRegistrantName=Technoscience+Academy" office:target-frame-name="_blank" xlink:show="new" text:style-name="Internet_20_link" text:visited-style-name="Visited_20_Internet_20_Link"><text:span text:style-name="T1"/></text:a></text:p>
      <text:p text:style-name="P20"/>
      <text:p text:style-name="Horizontal_20_Line"/>
      <text:p text:style-name="P9">26</text:p>
      <text:h text:style-name="P1" text:outline-level="3">Article</text:h>
      <text:h text:style-name="P2" text:outline-level="3"><text:a xlink:type="simple" xlink:href="https://www.webofscience.com/wos/alldb/full-record/RC:152395458_S24" text:style-name="Internet_20_link" text:visited-style-name="Visited_20_Internet_20_Link"><text:span text:style-name="T3">Training US Workforce for Generative AI Models and Prompt Engineering: ChatGPT, Copilot, and Gemini</text:span></text:a></text:h>
      <text:p text:style-name="P10"><text:span text:style-name="T5">International Journal of Science Engineering and Technology</text:span> 13 (1) , pp.1-11</text:p>
      <text:p text:style-name="Horizontal_20_Line"/>
      <text:p text:style-name="P9"><text:soft-page-break/>27</text:p>
      <text:h text:style-name="P1" text:outline-level="3">Article</text:h>
      <text:h text:style-name="P2" text:outline-level="3"><text:a xlink:type="simple" xlink:href="https://www.webofscience.com/wos/alldb/full-record/RC:158147453_S24" text:style-name="Internet_20_link" text:visited-style-name="Visited_20_Internet_20_Link"><text:span text:style-name="T3">A Survey of Mixture of Experts Models: Architectures and Applications in Business and Finance</text:span></text:a></text:h>
      <text:p text:style-name="P10"><text:span text:style-name="T5">International Journal of Future Engineering Innovations</text:span> 2 (3) , pp.127-134</text:p>
      <text:p text:style-name="P29"><text:bookmark text:name="rec27AbstractPart0"/><text:span text:style-name="T6">This paper provides a comprehensive overview of MoE, covering its fundamental principles, architectural variations, advantages, limitations, and potential future directions. We delve into the core concepts of MoE, including the gating network, expert networks, and routing mechanisms, and discuss</text:span></text:p>
      <text:p text:style-name="P29"><text:span text:style-name="T6"/></text:p>
      <text:p text:style-name="P9">28</text:p>
      <text:h text:style-name="P1" text:outline-level="3">Article</text:h>
      <text:h text:style-name="P2" text:outline-level="3"><text:a xlink:type="simple" xlink:href="https://www.webofscience.com/wos/alldb/full-record/RC:157478170_S24" text:style-name="Internet_20_link" text:visited-style-name="Visited_20_Internet_20_Link"><text:span text:style-name="T3">Comprehensive Review of Artificial General Intelligence AGI, Agentic AI and GenAI: Current Trends and Future Directions</text:span></text:a></text:h>
      <text:p text:style-name="P10"><text:span text:style-name="T5">International Journal of Multidisciplinary Research and Growth Evaluation</text:span> 6 (3) , pp.681-688</text:p>
      <text:p text:style-name="P28"><text:bookmark text:name="rec28AbstractPart0"/><text:span text:style-name="T4">This paper presents a comprehensive review of Artificial General Intelligence (AGI) and Agentic AI, examining their technological foundations, current capabilities, and future trajectories. The study identifies key technical distinctions between these AI paradigms, including their architectural </text:span></text:p>
      <text:p text:style-name="Horizontal_20_Line"/>
      <text:p text:style-name="P9">29</text:p>
      <text:h text:style-name="P1" text:outline-level="3">Article</text:h>
      <text:h text:style-name="P2" text:outline-level="3"><text:a xlink:type="simple" xlink:href="https://www.webofscience.com/wos/alldb/full-record/RC:155684947_S24" text:style-name="Internet_20_link" text:visited-style-name="Visited_20_Internet_20_Link"><text:span text:style-name="T3">Implementing Gen AI for Increasing Robustness of US Financial and Regulatory System</text:span></text:a></text:h>
      <text:p text:style-name="P10"><text:span text:style-name="T5">International Journal of Innovative Research in Engineering &amp; Management</text:span> 11 (6) , pp.175-179</text:p>
      <text:p text:style-name="P13"><text:bookmark text:name="rec29AbstractPart0"/>With Gen AI models becoming more evolved, their application in enhancing the robustness of the US Financial System is more viable. Financial risk modeling can take advantage of these development and aid regulatory framework by integrating these novel technologies to make their models more robust.</text:p>
      <text:p text:style-name="P14"><text:a xlink:type="simple" xlink:href="https://www.webofscience.com/api/gateway?GWVersion=2&amp;SrcAuth=DOISource&amp;SrcApp=UA&amp;KeyAID=10.55524%2Fijirem.2024.11.6.19&amp;DestApp=DOI&amp;SrcAppSID=USW2EC0EC2o4bc50HcIVYi9fj9EPc&amp;SrcJTitle=International+Journal+of+Innovative+Research+in+Engineering+%26+Management" office:target-frame-name="_blank" xlink:show="new" text:style-name="Internet_20_link" text:visited-style-name="Visited_20_Internet_20_Link"><text:span text:style-name="T1"/></text:a></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Noto Kufi Arabic',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1T04:00:18.545934870</meta:creation-date>
    <dc:date>2025-10-01T04:19:55.570184121</dc:date>
    <meta:editing-duration>PT5M8S</meta:editing-duration>
    <meta:editing-cycles>2</meta:editing-cycles>
    <meta:generator>LibreOffice/24.2.7.2$Linux_X86_64 LibreOffice_project/420$Build-2</meta:generator>
    <meta:document-statistic meta:table-count="0" meta:image-count="0" meta:object-count="0" meta:page-count="9" meta:paragraph-count="139" meta:word-count="1698" meta:character-count="12204" meta:non-whitespace-character-count="10646"/>
  </office:meta>
</office:document-meta>
</file>